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12/08/2010</text:date>, <text:time>21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2-08T21:32:21</dc:date>
    <meta:editing-duration>PT05H03M50S</meta:editing-duration>
    <meta:editing-cycles>31</meta:editing-cycles>
    <meta:generator>OpenOffice.org/3.2$Unix OpenOffice.org_project/320m12$Build-9483</meta:generator>
    <dc:creator>Tyler Hayes</dc:creator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